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023672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sans-serif" fo:font-size="20pt" style:text-underline-style="solid" style:text-underline-width="auto" style:text-underline-color="font-color" fo:font-weight="bold" officeooo:paragraph-rsid="00023672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sans-serif" fo:font-size="15pt" officeooo:rsid="00023672" officeooo:paragraph-rsid="00023672"/>
    </style:style>
    <style:style style:name="P4" style:family="paragraph" style:parent-style-name="Standard" style:list-style-name="L1">
      <style:paragraph-properties fo:text-align="start" style:justify-single-word="false" style:writing-mode="lr-tb"/>
      <style:text-properties officeooo:rsid="00033955" officeooo:paragraph-rsid="00033955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sans-serif" fo:font-size="15pt" officeooo:rsid="00033955" officeooo:paragraph-rsid="00033955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style:font-name="sans-serif" fo:font-size="15pt" officeooo:rsid="0003fd3d" officeooo:paragraph-rsid="0003fd3d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sans-serif" fo:font-size="15pt" officeooo:rsid="0003fd3d" officeooo:paragraph-rsid="0003fd3d"/>
    </style:style>
    <style:style style:name="P8" style:family="paragraph" style:parent-style-name="Standard" style:list-style-name="L1">
      <style:paragraph-properties fo:text-align="start" style:justify-single-word="false" style:writing-mode="lr-tb"/>
      <style:text-properties style:font-name="sans-serif" fo:font-size="15pt" officeooo:rsid="00055afb" officeooo:paragraph-rsid="00055afb"/>
    </style:style>
    <style:style style:name="P9" style:family="paragraph" style:parent-style-name="Standard" style:list-style-name="L1">
      <style:paragraph-properties fo:text-align="start" style:justify-single-word="false" style:writing-mode="lr-tb"/>
      <style:text-properties style:font-name="sans-serif" fo:font-size="15pt" officeooo:rsid="0005fe2e" officeooo:paragraph-rsid="0005fe2e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sans-serif" fo:font-size="15pt" officeooo:rsid="00023672" officeooo:paragraph-rsid="00023672"/>
    </style:style>
    <style:style style:name="T1" style:family="text">
      <style:text-properties style:font-name="sans-serif" fo:font-size="15pt"/>
    </style:style>
    <style:style style:name="T2" style:family="text">
      <style:text-properties style:font-name="sans-serif" fo:font-size="15pt" officeooo:rsid="00023672"/>
    </style:style>
    <style:style style:name="T3" style:family="text">
      <style:text-properties style:font-name="sans-serif" fo:font-size="15pt" officeooo:rsid="0003fd3d"/>
    </style:style>
    <style:style style:name="T4" style:family="text">
      <style:text-properties style:font-name="sans-serif" fo:font-size="15pt" officeooo:rsid="00083a21"/>
    </style:style>
    <style:style style:name="T5" style:family="text">
      <style:text-properties style:font-name="sans-serif" fo:font-size="12pt" style:font-size-asian="12pt" style:font-size-complex="12pt"/>
    </style:style>
    <style:style style:name="T6" style:family="text">
      <style:text-properties style:font-name="sans-serif" fo:font-size="12pt" officeooo:rsid="00023672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055afb"/>
    </style:style>
    <style:style style:name="T9" style:family="text">
      <style:text-properties officeooo:rsid="000747c1"/>
    </style:style>
    <style:style style:name="T10" style:family="text">
      <style:text-properties officeooo:rsid="00083a2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92R_mcid0"/>Leitfaden Probandenbefragung</text:p>
      <text:p text:style-name="P1"/>
      <text:p text:style-name="P1"><text:bookmark text:name="page92R_mcid2"/><text:bookmark text:name="page92R_mcid3"/><text:line-break/><text:span text:style-name="T5">1.</text:span><text:span text:style-name="T6">Einleitung</text:span><text:span text:style-name="T5">:</text:span><text:span text:style-name="T7"><text:line-break/></text:span><text:span text:style-name="T6">Die Recherche dient dazu, das Nutzverhalten meiner User mit meiner Anwendung zu analysieren. Dabei sollen Mögliche Verbesserungen ermittelt werden.</text:span></text:p>
      <text:p text:style-name="P3"/>
      <text:p text:style-name="P3"/>
      <text:list xml:id="list3170027942" text:style-name="L1">
        <text:list-item>
          <text:p text:style-name="P4"><text:span text:style-name="T2">W</text:span><text:span text:style-name="T1">ar die Anleitung </text:span><text:span text:style-name="T4">v</text:span><text:span text:style-name="T3">erständlich,</text:span><text:span text:style-name="T1"> um die Station durchzuführen?</text:span></text:p>
        </text:list-item>
      </text:list>
      <text:p text:style-name="P5"/>
      <text:list xml:id="list152248519019122" text:continue-numbering="true" text:style-name="L1">
        <text:list-item>
          <text:p text:style-name="P6">Dachten Sie man könne Flächen anklicken, obwohl das nicht der Fall war?</text:p>
        </text:list-item>
      </text:list>
      <text:p text:style-name="P7"/>
      <text:list xml:id="list152248555355571" text:continue-numbering="true" text:style-name="L1">
        <text:list-item>
          <text:p text:style-name="P6">Fanden sie die <text:span text:style-name="T10">e</text:span>ckigen oder <text:span text:style-name="T10">a</text:span>bgerundeten Flächen anschaulicher?</text:p>
          <text:p text:style-name="P6">Warum?</text:p>
        </text:list-item>
      </text:list>
      <text:p text:style-name="P7"/>
      <text:list xml:id="list152248636796804" text:continue-numbering="true" text:style-name="L1">
        <text:list-item>
          <text:p text:style-name="P6">Ist die Navigation durch die Anwendung <text:span text:style-name="T10">i</text:span>ntuitiv oder waren Sie sich manchmal nicht sicher wie <text:span text:style-name="T8">S</text:span>ie weiterkommen?</text:p>
        </text:list-item>
      </text:list>
      <text:p text:style-name="P7"/>
      <text:list xml:id="list152247840381984" text:continue-numbering="true" text:style-name="L1">
        <text:list-item>
          <text:p text:style-name="P8">Waren alle Elemente gut erkennbar? (Schrift, Bilder, etc.)</text:p>
          <text:p text:style-name="P8"/>
        </text:list-item>
        <text:list-item>
          <text:p text:style-name="P8">Haben die Bilder dabei geholfen den Inhalt verständlicher zu machen?</text:p>
          <text:p text:style-name="P8"/>
        </text:list-item>
        <text:list-item>
          <text:p text:style-name="P9">Welches Mobil<text:span text:style-name="T10">g</text:span>erät benutzen Sie hauptsächlich? (Tablet, Smartphone)</text:p>
          <text:p text:style-name="P9"/>
        </text:list-item>
        <text:list-item>
          <text:p text:style-name="P9">Gibt es eine Funktion, die Sie gerne in der Anwendung hätten?</text:p>
          <text:p text:style-name="P9"/>
        </text:list-item>
        <text:list-item>
          <text:p text:style-name="P9">War das vermittelte Wissen neu/<text:span text:style-name="T9">hilfreich</text:span> für Sie?</text:p>
          <text:p text:style-name="P9"/>
          <text:p text:style-name="P9"/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4T00:11:27.794000000</meta:creation-date>
    <dc:date>2022-11-24T15:21:21.635000000</dc:date>
    <meta:editing-duration>PT35M31S</meta:editing-duration>
    <meta:editing-cycles>8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18" meta:word-count="127" meta:character-count="821" meta:non-whitespace-character-count="721"/>
  </office:meta>
</office:document-meta>
</file>